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hide_secre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xas Fla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op 5 Coolest Flags of Texas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ted States of Americ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 Fran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nce sucks</text:p>
          </table:table-cell>
          <table:table-cell/>
        </table:table-row>
      </table:table>
      <table:table table:name="Secret Flag" table:style-name="ta1">
        <table:table-column table:style-name="co3" table:number-columns-repeated="26" table:default-cell-style-name="Default"/>
        <table:table-row table:style-name="ro1">
          <table:table-cell office:value-type="string" calcext:value-type="string">
            <text:p>Might not wanna run the macro :P</text:p>
          </table:table-cell>
          <table:table-cell table:number-columns-repeated="25"/>
        </table:table-row>
        <table:table-row table:style-name="ro1" table:number-rows-repeated="23">
          <table:table-cell table:number-columns-repeated="26"/>
        </table:table-row>
        <table:table-row table:style-name="ro1">
          <table:table-cell office:value-type="string" calcext:value-type="string">
            <text:p>utflag{m@</text:p>
          </table:table-cell>
          <table:table-cell table:number-columns-repeated="25"/>
        </table:table-row>
        <table:table-row table:style-name="ro1" table:number-rows-repeated="174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knda_sus}</text:p>
          </table:table-cell>
          <table:table-cell table:number-columns-repeated="13"/>
        </table:table-row>
        <table:table-row table:style-name="ro1" table:number-rows-repeated="299">
          <table:table-cell table:number-columns-repeated="26"/>
        </table:table-row>
        <table:table-row table:style-name="ro1">
          <table:table-cell table:number-columns-repeated="25"/>
          <table:table-cell office:value-type="string" calcext:value-type="string">
            <text:p>cros_@re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4:33:51.177287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8:18:52.210878070</meta:creation-date>
    <dc:date>2021-04-23T14:38:42.189481798</dc:date>
    <meta:editing-duration>PT59M50S</meta:editing-duration>
    <meta:editing-cycles>14</meta:editing-cycles>
    <meta:generator>LibreOffice/6.4.7.2$Linux_X86_64 LibreOffice_project/40$Build-2</meta:generator>
    <meta:document-statistic meta:table-count="2" meta:cell-count="15" meta:object-count="0"/>
  </office:meta>
</office:document-meta>
</file>

<file path=Basic/Standard/hide_secret.xml><?xml version="1.0" encoding="utf-8"?>
<!DOCTYPE module  PUBLIC '-//OpenOffice.org//DTD OfficeDocument 1.0//EN'  'module.dtd'>
<script:module xmlns:script="http://openoffice.org/2000/script" script:name="hide_secret" script:language="StarBasic" script:moduleType="normal">REM  *****  BASIC  *****

Sub disperse_secret

'set up dispatcher to modify this spreadsheet
dim document as object
dim dispatcher as object
document = ThisComponent.CurrentController.Frame
dispatcher = createUnoService("com.sun.star.frame.DispatchHelper")

'get value in certain cell
dim dispersing_cell as object
dim dispersing_value as String
dispersing_cell = ThisComponent.Sheets(1).getCellByPosition(0,0)
Select Case dispersing_cell.Type
	Case com.sun.star.table.CellContentType.TEXT
		dispersing_value = dispersing_cell.String
	Case Else 
		dispersing_value = "nothing found"
End Select

dim third_len as Integer
third_len = Len(dispersing_value)/3



dim cellPs(0) as new com.sun.star.beans.PropertyValue
dim cellTxt(0) as new com.sun.star.beans.PropertyValue
cellPs(0).Name = "ToPoint"
cellPs(0).Value = "$A$25"
dispatcher.executeDispatch(document, ".uno:GoToCell", "", 0, cellPs())

cellTxt(0).Name = "StringName"
cellTxt(0).Value = mid(dispersing_value, 1, third_len)
dispatcher.executeDispatch(document, ".uno:EnterString", "", 0, cellTxt())

cellPs(0).Value = "$Z$500"
dispatcher.executeDispatch(document, ".uno:GoToCell", "", 0, cellPs())
cellTxt(0).Value = mid(dispersing_value, third_len + 1, third_len)
dispatcher.executeDispatch(document, ".uno:EnterString", "", 0, cellTxt())

cellPs(0).Value = "$M$200"
dispatcher.executeDispatch(document, ".uno:GoToCell", "", 0, cellPs())
cellTxt(0).Value = mid(dispersing_value, 2 * third_len + 1, third_len)
dispatcher.executeDispatch(document, ".uno:EnterString", "", 0, cellTxt())



Msgbox dispersing_valu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ide_secre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